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8.214cm"/>
    </style:style>
    <style:style style:name="co2" style:family="table-column">
      <style:table-column-properties fo:break-before="auto" style:column-width="4.978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1.328cm"/>
    </style:style>
    <style:style style:name="co5" style:family="table-column">
      <style:table-column-properties fo:break-before="auto" style:column-width="1.124cm"/>
    </style:style>
    <style:style style:name="co6" style:family="table-column">
      <style:table-column-properties fo:break-before="auto" style:column-width="2.633cm"/>
    </style:style>
    <style:style style:name="co7" style:family="table-column">
      <style:table-column-properties fo:break-before="auto" style:column-width="11.60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88cm solid #000000" fo:border-right="none" fo:border-top="0.088cm solid #000000"/>
    </style:style>
    <style:style style:name="ce2" style:family="table-cell" style:parent-style-name="Default">
      <style:table-cell-properties fo:border-bottom="none" fo:border-left="0.088cm solid #000000" fo:border-right="none" fo:border-top="none"/>
    </style:style>
    <style:style style:name="ce3" style:family="table-cell" style:parent-style-name="Default">
      <style:table-cell-properties fo:border-bottom="0.088cm solid #000000" fo:border-left="0.088cm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88cm solid #000000"/>
    </style:style>
    <style:style style:name="ce5" style:family="table-cell" style:parent-style-name="Default">
      <style:table-cell-properties fo:border-bottom="0.088cm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088cm solid #000000" fo:border-top="0.088cm solid #000000"/>
    </style:style>
    <style:style style:name="ce7" style:family="table-cell" style:parent-style-name="Default">
      <style:table-cell-properties fo:border-bottom="none" fo:border-left="none" fo:border-right="0.088cm solid #000000" fo:border-top="none"/>
    </style:style>
    <style:style style:name="ce8" style:family="table-cell" style:parent-style-name="Default">
      <style:table-cell-properties fo:border-bottom="0.088cm solid #000000" fo:border-left="none" fo:border-right="0.088cm solid #000000" fo:border-top="none"/>
    </style:style>
  </office:automatic-styles>
  <office:body>
    <office:spreadsheet>
      <table:table table:name="Thématiques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Heading1" office:value-type="string">
            <text:p>Intitulé</text:p>
          </table:table-cell>
          <table:table-cell table:style-name="Heading1"/>
        </table:table-row>
        <table:table-row table:style-name="ro1">
          <table:table-cell office:value-type="string">
            <text:p>Dossier non réorienté vers le professionnel</text:p>
          </table:table-cell>
          <table:table-cell office:value-type="string">
            <text:p>Nonorientationproep58</text:p>
          </table:table-cell>
        </table:table-row>
        <table:table-row table:style-name="ro1">
          <table:table-cell office:value-type="string">
            <text:p>Dossier orienté du professionnel vers le social</text:p>
          </table:table-cell>
          <table:table-cell office:value-type="string">
            <text:p>Regressionorientationep58</text:p>
          </table:table-cell>
        </table:table-row>
        <table:table-row table:style-name="ro1">
          <table:table-cell office:value-type="string">
            <text:p>Détection des dossiers pour sanction</text:p>
          </table:table-cell>
          <table:table-cell office:value-type="string">
            <text:p>Sanctionep58</text:p>
          </table:table-cell>
        </table:table-row>
        <table:table-row table:style-name="ro1">
          <table:table-cell office:value-type="string">
            <text:p>Sanctions pour rendez-vous non honorés</text:p>
          </table:table-cell>
          <table:table-cell office:value-type="string">
            <text:p>Sanctionrendezvousep58</text:p>
          </table:table-cell>
        </table:table-row>
      </table:table>
      <table:table table:name="Champs convocation 58" table:style-name="ta1" table:print="false">
        <table:table-column table:style-name="co1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ce7"/>
        <table:table-row table:style-name="ro1">
          <table:table-cell table:style-name="Heading1" office:value-type="string">
            <text:p>Thématique</text:p>
          </table:table-cell>
          <table:table-cell table:style-name="Heading1" office:value-type="string">
            <text:p>Nom</text:p>
          </table:table-cell>
          <table:table-cell table:style-name="Heading1" office:value-type="string">
            <text:p>Type</text:p>
          </table:table-cell>
          <table:table-cell table:style-name="Heading1" office:value-type="string">
            <text:p>Remarques</text:p>
          </table:table-cell>
        </table:table-row>
        <table:table-row table:style-name="ro2">
          <table:table-cell table:style-name="ce1" office:value-type="string">
            <text:p>Toutes</text:p>
          </table:table-cell>
          <table:table-cell table:style-name="ce4" office:value-type="string">
            <text:p>passagecommissionep_id</text:p>
          </table:table-cell>
          <table:table-cell table:style-name="ce4" office:value-type="string">
            <text:p>text</text:p>
          </table:table-cell>
          <table:table-cell table:style-name="ce6"/>
        </table:table-row>
        <table:table-row table:style-name="ro2">
          <table:table-cell office:value-type="string">
            <text:p>Toutes</text:p>
          </table:table-cell>
          <table:table-cell office:value-type="string">
            <text:p>passagecommissionep_commissionep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passagecommissionep_dossierep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passagecommissionep_etatdossierep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passagecommissionep_impressiondecision</text:p>
          </table:table-cell>
          <table:table-cell office:value-type="string">
            <text:p>date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passagecommissionep_impressionconvocation</text:p>
          </table:table-cell>
          <table:table-cell office:value-type="string">
            <text:p>date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passagecommissionep_user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commissionep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commissionep_identifiant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commissionep_nam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commissionep_ep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commissionep_dateseance_tim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commissionep_dateseance</text:p>
          </table:table-cell>
          <table:table-cell office:value-type="string">
            <text:p>date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commissionep_sall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commissionep_observations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commissionep_lieuseanc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commissionep_adresseseanc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commissionep_codepostalseanc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commissionep_villeseanc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commissionep_etatcommissionep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commissionep_raisonannulation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commissionep_chargesuivi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commissionep_gestionnairebat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commissionep_gestionnairebada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user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user_group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user_serviceinstructeur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user_usernam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user_passwor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user_nom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user_prenom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user_date_naissanc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user_date_deb_hab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user_date_fin_hab</text:p>
          </table:table-cell>
          <table:table-cell office:value-type="string">
            <text:p>date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user_numtel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user_filtre_zone_geo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user_numvoi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user_typevoi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user_nomvoi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user_compladr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user_codepos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user_vill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user_isgestionnair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user_sensibilit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dossierep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dossierep_personne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dossierep_themeep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dossierep_created_tim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dossierep_created</text:p>
          </table:table-cell>
          <table:table-cell office:value-type="string">
            <text:p>date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dossierep_modified_tim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dossierep_modified</text:p>
          </table:table-cell>
          <table:table-cell office:value-type="string">
            <text:p>date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personne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personne_foyer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personne_qual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personne_nom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personne_prenom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personne_nomnai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personne_prenom2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personne_prenom3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personne_nomcomnai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personne_dtnai</text:p>
          </table:table-cell>
          <table:table-cell office:value-type="string">
            <text:p>date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personne_rgnai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personne_typedtnai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personne_nir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personne_topvalec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personne_sex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personne_nati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personne_dtnati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personne_pieecpres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personne_idassedic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personne_numagenpoleemploi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personne_dtinscpoleemploi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personne_numfix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personne_numport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personne_haspiecejoint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foyer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foyer_dossier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foyer_sitfam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foyer_ddsitfam</text:p>
          </table:table-cell>
          <table:table-cell office:value-type="string">
            <text:p>date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foyer_typeocclog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foyer_mtvallocterr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foyer_mtvalloclog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foyer_contefichliairsa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foyer_mtestrsa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foyer_raisoctieelectdom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dossier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dossier_numdemrsa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dossier_dtdemrsa</text:p>
          </table:table-cell>
          <table:table-cell office:value-type="string">
            <text:p>date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dossier_dtdemrmi</text:p>
          </table:table-cell>
          <table:table-cell office:value-type="string">
            <text:p>date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dossier_numdepinsrmi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dossier_typeinsrmi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dossier_numcominsrmi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dossier_numagrinsrmi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dossier_numdosinsrmi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dossier_numcli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dossier_numorg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dossier_fonorg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dossier_matricul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dossier_statudemrsa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dossier_typepart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dossier_idepart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dossier_fonorgcedmut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dossier_numorgcedmut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dossier_matriculeorgcedmut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dossier_ddarrmut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dossier_codeposanchab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dossier_fonorgprenmut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dossier_numorgprenmut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dossier_dddepamut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dossier_detaildroitrsa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dossier_avispcgdroitrsa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dossier_organisme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adresse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adresse_numvoi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adresse_typevoi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adresse_nomvoi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adresse_complideadr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adresse_compladr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adresse_lieudist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adresse_numcomrat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adresse_numcomptt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adresse_codepos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adresse_locaadr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adresse_pays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adresse_canton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adresse_typeres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adresse_topresetr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table:style-name="ce3" office:value-type="string">
            <text:p>Toutes</text:p>
          </table:table-cell>
          <table:table-cell table:style-name="ce5" office:value-type="string">
            <text:p>modeleodt_path</text:p>
          </table:table-cell>
          <table:table-cell table:style-name="ce5" office:value-type="string">
            <text:p>text</text:p>
          </table:table-cell>
          <table:table-cell table:style-name="ce8" office:value-type="string">
            <text:p>SSI debug &gt; 0</text:p>
          </table:table-cell>
        </table:table-row>
        <table:table-row table:style-name="ro2">
          <table:table-cell table:style-name="ce1" office:value-type="string">
            <text:p>Dossier non réorienté vers le professionnel</text:p>
          </table:table-cell>
          <table:table-cell table:style-name="ce4" office:value-type="string">
            <text:p>nonorientationproep58_id</text:p>
          </table:table-cell>
          <table:table-cell table:style-name="ce4" office:value-type="string">
            <text:p>text</text:p>
          </table:table-cell>
          <table:table-cell table:style-name="ce6"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nonorientationproep58_dossierep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nonorientationproep58_orientstruct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nonorientationproep58_created_tim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nonorientationproep58_created</text:p>
          </table:table-cell>
          <table:table-cell office:value-type="string">
            <text:p>date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nonorientationproep58_modified_tim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nonorientationproep58_modified</text:p>
          </table:table-cell>
          <table:table-cell office:value-type="string">
            <text:p>date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nonorientationproep58_user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nonorientationproep58_decisionpropononorientationprocov58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orientstruct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orientstruct_personne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orientstruct_typeorient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orientstruct_structurereferente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orientstruct_propo_algo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orientstruct_valid_cg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orientstruct_date_propo</text:p>
          </table:table-cell>
          <table:table-cell office:value-type="string">
            <text:p>date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orientstruct_date_valid</text:p>
          </table:table-cell>
          <table:table-cell office:value-type="string">
            <text:p>date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orientstruct_statut_orient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orientstruct_date_impression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orientstruct_daterelanc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orientstruct_statutrelanc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orientstruct_date_impression_relanc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orientstruct_referent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orientstruct_etatorient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orientstruct_rgorient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orientstruct_structureorientante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orientstruct_referentorientant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orientstruct_user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orientstruct_haspiecejoint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orientstruct_origin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typeorient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typeorient_parent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typeorient_lib_type_orient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typeorient_modele_notif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typeorient_modele_notif_cohort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typeorient_actif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structurereferente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structurereferente_typeorient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structurereferente_lib_struc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structurereferente_num_voi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structurereferente_type_voi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structurereferente_nom_voi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structurereferente_code_postal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structurereferente_vill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structurereferente_code_inse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structurereferente_filtre_zone_geo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structurereferente_contratengagement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structurereferente_apr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structurereferente_orientation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structurereferente_pdo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table:style-name="ce3" office:value-type="string">
            <text:p>Dossier non réorienté vers le professionnel</text:p>
          </table:table-cell>
          <table:table-cell table:style-name="ce5" office:value-type="string">
            <text:p>structurereferente_numtel</text:p>
          </table:table-cell>
          <table:table-cell table:style-name="ce5" office:value-type="string">
            <text:p>text</text:p>
          </table:table-cell>
          <table:table-cell table:style-name="ce8"/>
        </table:table-row>
        <table:table-row table:style-name="ro2">
          <table:table-cell table:style-name="ce1" office:value-type="string">
            <text:p>Dossier orienté du professionnel vers le social</text:p>
          </table:table-cell>
          <table:table-cell table:style-name="ce4" office:value-type="string">
            <text:p>regressionorientationep58_id</text:p>
          </table:table-cell>
          <table:table-cell table:style-name="ce4" office:value-type="string">
            <text:p>text</text:p>
          </table:table-cell>
          <table:table-cell table:style-name="ce6"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regressionorientationep58_dossierep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regressionorientationep58_typeorient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regressionorientationep58_structurereferente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regressionorientationep58_datedemande</text:p>
          </table:table-cell>
          <table:table-cell office:value-type="string">
            <text:p>date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regressionorientationep58_referent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regressionorientationep58_user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regressionorientationep58_commentair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regressionorientationep58_created_tim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regressionorientationep58_created</text:p>
          </table:table-cell>
          <table:table-cell office:value-type="string">
            <text:p>date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regressionorientationep58_modified_tim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regressionorientationep58_modified</text:p>
          </table:table-cell>
          <table:table-cell office:value-type="string">
            <text:p>date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typeorient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typeorient_parent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typeorient_lib_type_orient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typeorient_modele_notif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typeorient_modele_notif_cohort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typeorient_actif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structurereferente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structurereferente_typeorient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structurereferente_lib_struc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structurereferente_num_voi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structurereferente_type_voi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structurereferente_nom_voi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structurereferente_code_postal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structurereferente_vill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structurereferente_code_inse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structurereferente_filtre_zone_geo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structurereferente_contratengagement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structurereferente_apr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structurereferente_orientation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structurereferente_pdo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structurereferente_numtel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referent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referent_structurereferente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referent_nom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referent_prenom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referent_numero_post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referent_email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referent_qual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table:style-name="ce3" office:value-type="string">
            <text:p>Dossier orienté du professionnel vers le social</text:p>
          </table:table-cell>
          <table:table-cell table:style-name="ce5" office:value-type="string">
            <text:p>referent_fonction</text:p>
          </table:table-cell>
          <table:table-cell table:style-name="ce5" office:value-type="string">
            <text:p>text</text:p>
          </table:table-cell>
          <table:table-cell table:style-name="ce8"/>
        </table:table-row>
        <table:table-row table:style-name="ro2">
          <table:table-cell table:style-name="ce1" office:value-type="string">
            <text:p>Détection des dossiers pour sanction</text:p>
          </table:table-cell>
          <table:table-cell table:style-name="ce4" office:value-type="string">
            <text:p>sanctionep58_id</text:p>
          </table:table-cell>
          <table:table-cell table:style-name="ce4" office:value-type="string">
            <text:p>text</text:p>
          </table:table-cell>
          <table:table-cell table:style-name="ce6"/>
        </table:table-row>
        <table:table-row table:style-name="ro2">
          <table:table-cell office:value-type="string">
            <text:p>Détection des dossiers pour sanction</text:p>
          </table:table-cell>
          <table:table-cell office:value-type="string">
            <text:p>sanctionep58_dossierep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étection des dossiers pour sanction</text:p>
          </table:table-cell>
          <table:table-cell office:value-type="string">
            <text:p>sanctionep58_origin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étection des dossiers pour sanction</text:p>
          </table:table-cell>
          <table:table-cell office:value-type="string">
            <text:p>sanctionep58_commentair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étection des dossiers pour sanction</text:p>
          </table:table-cell>
          <table:table-cell office:value-type="string">
            <text:p>sanctionep58_created_tim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étection des dossiers pour sanction</text:p>
          </table:table-cell>
          <table:table-cell office:value-type="string">
            <text:p>sanctionep58_created</text:p>
          </table:table-cell>
          <table:table-cell office:value-type="string">
            <text:p>date</text:p>
          </table:table-cell>
          <table:table-cell/>
        </table:table-row>
        <table:table-row table:style-name="ro2">
          <table:table-cell office:value-type="string">
            <text:p>Détection des dossiers pour sanction</text:p>
          </table:table-cell>
          <table:table-cell office:value-type="string">
            <text:p>sanctionep58_modified_tim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étection des dossiers pour sanction</text:p>
          </table:table-cell>
          <table:table-cell office:value-type="string">
            <text:p>sanctionep58_modified</text:p>
          </table:table-cell>
          <table:table-cell office:value-type="string">
            <text:p>date</text:p>
          </table:table-cell>
          <table:table-cell/>
        </table:table-row>
        <table:table-row table:style-name="ro2">
          <table:table-cell table:style-name="ce3" office:value-type="string">
            <text:p>Détection des dossiers pour sanction</text:p>
          </table:table-cell>
          <table:table-cell table:style-name="ce5" office:value-type="string">
            <text:p>sanctionep58_contratinsertion_id</text:p>
          </table:table-cell>
          <table:table-cell table:style-name="ce5" office:value-type="string">
            <text:p>text</text:p>
          </table:table-cell>
          <table:table-cell table:style-name="ce8"/>
        </table:table-row>
        <table:table-row table:style-name="ro2">
          <table:table-cell table:style-name="ce1" office:value-type="string">
            <text:p>Sanctions pour rendez-vous non honorés</text:p>
          </table:table-cell>
          <table:table-cell table:style-name="ce4" office:value-type="string">
            <text:p>sanctionrendezvousep58_id</text:p>
          </table:table-cell>
          <table:table-cell table:style-name="ce4" office:value-type="string">
            <text:p>text</text:p>
          </table:table-cell>
          <table:table-cell table:style-name="ce6"/>
        </table:table-row>
        <table:table-row table:style-name="ro2">
          <table:table-cell office:value-type="string">
            <text:p>Sanctions pour rendez-vous non honorés</text:p>
          </table:table-cell>
          <table:table-cell office:value-type="string">
            <text:p>sanctionrendezvousep58_dossierep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Sanctions pour rendez-vous non honorés</text:p>
          </table:table-cell>
          <table:table-cell office:value-type="string">
            <text:p>sanctionrendezvousep58_rendezvous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Sanctions pour rendez-vous non honorés</text:p>
          </table:table-cell>
          <table:table-cell office:value-type="string">
            <text:p>sanctionrendezvousep58_commentair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Sanctions pour rendez-vous non honorés</text:p>
          </table:table-cell>
          <table:table-cell office:value-type="string">
            <text:p>sanctionrendezvousep58_created_tim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Sanctions pour rendez-vous non honorés</text:p>
          </table:table-cell>
          <table:table-cell office:value-type="string">
            <text:p>sanctionrendezvousep58_created</text:p>
          </table:table-cell>
          <table:table-cell office:value-type="string">
            <text:p>date</text:p>
          </table:table-cell>
          <table:table-cell/>
        </table:table-row>
        <table:table-row table:style-name="ro2">
          <table:table-cell office:value-type="string">
            <text:p>Sanctions pour rendez-vous non honorés</text:p>
          </table:table-cell>
          <table:table-cell office:value-type="string">
            <text:p>sanctionrendezvousep58_modified_tim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table:style-name="ce3" office:value-type="string">
            <text:p>Sanctions pour rendez-vous non honorés</text:p>
          </table:table-cell>
          <table:table-cell table:style-name="ce5" office:value-type="string">
            <text:p>sanctionrendezvousep58_modified</text:p>
          </table:table-cell>
          <table:table-cell table:style-name="ce5" office:value-type="string">
            <text:p>date</text:p>
          </table:table-cell>
          <table:table-cell table:style-name="ce8"/>
        </table:table-row>
      </table:table>
      <table:table table:name="Champs décisions 58" table:style-name="ta1" table:print="false">
        <table:table-column table:style-name="co1" table:default-cell-style-name="ce2"/>
        <table:table-column table:style-name="co7" table:default-cell-style-name="Default"/>
        <table:table-column table:style-name="co5" table:default-cell-style-name="Default"/>
        <table:table-column table:style-name="co6" table:default-cell-style-name="ce7"/>
        <table:table-row table:style-name="ro1">
          <table:table-cell table:style-name="Heading1" office:value-type="string">
            <text:p>Thématique</text:p>
          </table:table-cell>
          <table:table-cell table:style-name="Heading1" office:value-type="string">
            <text:p>Nom</text:p>
          </table:table-cell>
          <table:table-cell table:style-name="Heading1" office:value-type="string">
            <text:p>Type</text:p>
          </table:table-cell>
          <table:table-cell table:style-name="Heading1" office:value-type="string">
            <text:p>Remarques</text:p>
          </table:table-cell>
        </table:table-row>
        <table:table-row table:style-name="ro2">
          <table:table-cell table:style-name="ce1" office:value-type="string">
            <text:p>Toutes</text:p>
          </table:table-cell>
          <table:table-cell table:style-name="ce4" office:value-type="string">
            <text:p>passagecommissionep_id</text:p>
          </table:table-cell>
          <table:table-cell table:style-name="ce4" office:value-type="string">
            <text:p>text</text:p>
          </table:table-cell>
          <table:table-cell table:style-name="ce6"/>
        </table:table-row>
        <table:table-row table:style-name="ro2">
          <table:table-cell office:value-type="string">
            <text:p>Toutes</text:p>
          </table:table-cell>
          <table:table-cell office:value-type="string">
            <text:p>passagecommissionep_commissionep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passagecommissionep_dossierep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passagecommissionep_etatdossierep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passagecommissionep_impressiondecision</text:p>
          </table:table-cell>
          <table:table-cell office:value-type="string">
            <text:p>date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passagecommissionep_impressionconvocation</text:p>
          </table:table-cell>
          <table:table-cell office:value-type="string">
            <text:p>date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passagecommissionep_user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commissionep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commissionep_identifiant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commissionep_nam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commissionep_ep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commissionep_dateseance_tim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commissionep_dateseance</text:p>
          </table:table-cell>
          <table:table-cell office:value-type="string">
            <text:p>date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commissionep_sall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commissionep_observations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commissionep_lieuseanc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commissionep_adresseseanc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commissionep_codepostalseanc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commissionep_villeseanc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commissionep_etatcommissionep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commissionep_raisonannulation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commissionep_chargesuivi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commissionep_gestionnairebat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commissionep_gestionnairebada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dossierep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dossierep_personne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dossierep_themeep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dossierep_created_tim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dossierep_created</text:p>
          </table:table-cell>
          <table:table-cell office:value-type="string">
            <text:p>date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dossierep_modified_tim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dossierep_modified</text:p>
          </table:table-cell>
          <table:table-cell office:value-type="string">
            <text:p>date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personne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personne_foyer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personne_qual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personne_nom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personne_prenom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personne_nomnai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personne_prenom2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personne_prenom3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personne_nomcomnai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personne_dtnai</text:p>
          </table:table-cell>
          <table:table-cell office:value-type="string">
            <text:p>date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personne_rgnai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personne_typedtnai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personne_nir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personne_topvalec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personne_sex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personne_nati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personne_dtnati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personne_pieecpres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personne_idassedic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personne_numagenpoleemploi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personne_dtinscpoleemploi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personne_numfix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personne_numport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personne_haspiecejoint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foyer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foyer_dossier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foyer_sitfam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foyer_ddsitfam</text:p>
          </table:table-cell>
          <table:table-cell office:value-type="string">
            <text:p>date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foyer_typeocclog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foyer_mtvallocterr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foyer_mtvalloclog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foyer_contefichliairsa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foyer_mtestrsa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foyer_raisoctieelectdom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dossier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dossier_numdemrsa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dossier_dtdemrsa</text:p>
          </table:table-cell>
          <table:table-cell office:value-type="string">
            <text:p>date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dossier_dtdemrmi</text:p>
          </table:table-cell>
          <table:table-cell office:value-type="string">
            <text:p>date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dossier_numdepinsrmi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dossier_typeinsrmi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dossier_numcominsrmi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dossier_numagrinsrmi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dossier_numdosinsrmi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dossier_numcli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dossier_numorg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dossier_fonorg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dossier_matricul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dossier_statudemrsa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dossier_typepart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dossier_idepart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dossier_fonorgcedmut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dossier_numorgcedmut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dossier_matriculeorgcedmut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dossier_ddarrmut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dossier_codeposanchab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dossier_fonorgprenmut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dossier_numorgprenmut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dossier_dddepamut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dossier_detaildroitrsa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dossier_avispcgdroitrsa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dossier_organisme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adressefoyer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adressefoyer_adresse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adressefoyer_foyer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adressefoyer_rgadr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adressefoyer_dtemm</text:p>
          </table:table-cell>
          <table:table-cell office:value-type="string">
            <text:p>date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adressefoyer_typeadr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adresse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adresse_numvoi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adresse_typevoi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adresse_nomvoi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adresse_complideadr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adresse_compladr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adresse_lieudist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adresse_numcomrat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adresse_numcomptt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adresse_codepos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adresse_locaadr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adresse_pays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adresse_canton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adresse_typeres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Toutes</text:p>
          </table:table-cell>
          <table:table-cell office:value-type="string">
            <text:p>adresse_topresetr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user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user_group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user_serviceinstructeur_i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user_usernam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user_password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user_nom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user_prenom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user_date_naissanc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user_date_deb_hab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user_date_fin_hab</text:p>
          </table:table-cell>
          <table:table-cell office:value-type="string">
            <text:p>date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user_numtel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user_filtre_zone_geo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user_numvoi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user_typevoi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user_nomvoi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user_compladr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user_codepos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user_vill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user_isgestionnaire</text:p>
          </table:table-cell>
          <table:table-cell office:value-type="string">
            <text:p>text</text:p>
          </table:table-cell>
          <table:table-cell/>
        </table:table-row>
        <table:table-row table:style-name="ro1">
          <table:table-cell office:value-type="string">
            <text:p>Toutes</text:p>
          </table:table-cell>
          <table:table-cell office:value-type="string">
            <text:p>user_sensibilit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table:style-name="ce3" office:value-type="string">
            <text:p>Toutes</text:p>
          </table:table-cell>
          <table:table-cell table:style-name="ce5" office:value-type="string">
            <text:p>modeleodt_path</text:p>
          </table:table-cell>
          <table:table-cell table:style-name="ce5" office:value-type="string">
            <text:p>text</text:p>
          </table:table-cell>
          <table:table-cell table:style-name="ce8" office:value-type="string">
            <text:p>SSI debug &gt; 0</text:p>
          </table:table-cell>
        </table:table-row>
        <table:table-row table:style-name="ro2">
          <table:table-cell table:style-name="ce1" office:value-type="string">
            <text:p>Dossier non réorienté vers le professionnel</text:p>
          </table:table-cell>
          <table:table-cell table:style-name="ce4" office:value-type="string">
            <text:p>nonorientationproep58_id</text:p>
          </table:table-cell>
          <table:table-cell table:style-name="ce4" office:value-type="string">
            <text:p>text</text:p>
          </table:table-cell>
          <table:table-cell table:style-name="ce6"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nonorientationproep58_dossierep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nonorientationproep58_orientstruct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nonorientationproep58_created_tim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nonorientationproep58_created</text:p>
          </table:table-cell>
          <table:table-cell office:value-type="string">
            <text:p>date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nonorientationproep58_modified_tim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nonorientationproep58_modified</text:p>
          </table:table-cell>
          <table:table-cell office:value-type="string">
            <text:p>date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nonorientationproep58_user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nonorientationproep58_decisionpropononorientationprocov58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decisionnonorientationproep58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decisionnonorientationproep58_etap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decisionnonorientationproep58_decision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decisionnonorientationproep58_typeorient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decisionnonorientationproep58_structurereferente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decisionnonorientationproep58_commentair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decisionnonorientationproep58_created_tim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decisionnonorientationproep58_created</text:p>
          </table:table-cell>
          <table:table-cell office:value-type="string">
            <text:p>date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decisionnonorientationproep58_modified_tim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decisionnonorientationproep58_modified</text:p>
          </table:table-cell>
          <table:table-cell office:value-type="string">
            <text:p>date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decisionnonorientationproep58_passagecommissionep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decisionnonorientationproep58_raisonnonpassag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decisionnonorientationproep58_referent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decisionnonorientationproep58_user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orientstruct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orientstruct_personne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orientstruct_typeorient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orientstruct_structurereferente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orientstruct_propo_algo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orientstruct_valid_cg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orientstruct_date_propo</text:p>
          </table:table-cell>
          <table:table-cell office:value-type="string">
            <text:p>date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orientstruct_date_valid</text:p>
          </table:table-cell>
          <table:table-cell office:value-type="string">
            <text:p>date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orientstruct_statut_orient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orientstruct_date_impression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orientstruct_daterelanc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orientstruct_statutrelanc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orientstruct_date_impression_relanc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orientstruct_referent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orientstruct_etatorient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orientstruct_rgorient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orientstruct_structureorientante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orientstruct_referentorientant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orientstruct_user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orientstruct_haspiecejoint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orientstruct_origin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typeorient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typeorient_parent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typeorient_lib_type_orient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typeorient_modele_notif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typeorient_modele_notif_cohort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typeorient_actif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structurereferente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structurereferente_typeorient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structurereferente_lib_struc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structurereferente_num_voi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structurereferente_type_voi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structurereferente_nom_voi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structurereferente_code_postal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structurereferente_vill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structurereferente_code_inse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structurereferente_filtre_zone_geo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structurereferente_contratengagement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structurereferente_apr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structurereferente_orientation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structurereferente_pdo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structurereferente_numtel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referent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referent_structurereferente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referent_nom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referent_prenom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referent_numero_post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referent_email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referent_qual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referent_fonction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decisionnonorientationproep58typeorient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decisionnonorientationproep58typeorient_parent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decisionnonorientationproep58typeorient_lib_type_orient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decisionnonorientationproep58typeorient_modele_notif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decisionnonorientationproep58typeorient_modele_notif_cohort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decisionnonorientationproep58typeorient_actif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decisionnonorientationproep58structurereferente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decisionnonorientationproep58structurereferente_typeorient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decisionnonorientationproep58structurereferente_lib_struc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decisionnonorientationproep58structurereferente_num_voi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decisionnonorientationproep58structurereferente_type_voi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decisionnonorientationproep58structurereferente_nom_voi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decisionnonorientationproep58structurereferente_code_postal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decisionnonorientationproep58structurereferente_vill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decisionnonorientationproep58structurereferente_code_inse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decisionnonorientationproep58structurereferente_filtre_zone_g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decisionnonorientationproep58structurereferente_contratengagem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decisionnonorientationproep58structurereferente_apr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decisionnonorientationproep58structurereferente_orientation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non réorienté vers le professionnel</text:p>
          </table:table-cell>
          <table:table-cell office:value-type="string">
            <text:p>decisionnonorientationproep58structurereferente_pdo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table:style-name="ce3" office:value-type="string">
            <text:p>Dossier non réorienté vers le professionnel</text:p>
          </table:table-cell>
          <table:table-cell table:style-name="ce5" office:value-type="string">
            <text:p>decisionnonorientationproep58structurereferente_numtel</text:p>
          </table:table-cell>
          <table:table-cell table:style-name="ce5" office:value-type="string">
            <text:p>text</text:p>
          </table:table-cell>
          <table:table-cell table:style-name="ce8"/>
        </table:table-row>
        <table:table-row table:style-name="ro2">
          <table:table-cell table:style-name="ce1" office:value-type="string">
            <text:p>Dossier orienté du professionnel vers le social</text:p>
          </table:table-cell>
          <table:table-cell table:style-name="ce4" office:value-type="string">
            <text:p>regressionorientationep58_id</text:p>
          </table:table-cell>
          <table:table-cell table:style-name="ce4" office:value-type="string">
            <text:p>text</text:p>
          </table:table-cell>
          <table:table-cell table:style-name="ce6"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regressionorientationep58_dossierep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regressionorientationep58_typeorient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regressionorientationep58_structurereferente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regressionorientationep58_datedemande</text:p>
          </table:table-cell>
          <table:table-cell office:value-type="string">
            <text:p>date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regressionorientationep58_referent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regressionorientationep58_user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regressionorientationep58_commentair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regressionorientationep58_created_tim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regressionorientationep58_created</text:p>
          </table:table-cell>
          <table:table-cell office:value-type="string">
            <text:p>date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regressionorientationep58_modified_tim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regressionorientationep58_modified</text:p>
          </table:table-cell>
          <table:table-cell office:value-type="string">
            <text:p>date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decisionregressionorientationep58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decisionregressionorientationep58_typeorient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decisionregressionorientationep58_structurereferente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decisionregressionorientationep58_referent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decisionregressionorientationep58_etap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decisionregressionorientationep58_commentair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decisionregressionorientationep58_created_tim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decisionregressionorientationep58_created</text:p>
          </table:table-cell>
          <table:table-cell office:value-type="string">
            <text:p>date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decisionregressionorientationep58_modified_tim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decisionregressionorientationep58_modified</text:p>
          </table:table-cell>
          <table:table-cell office:value-type="string">
            <text:p>date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decisionregressionorientationep58_passagecommissionep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decisionregressionorientationep58_decision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decisionregressionorientationep58_raisonnonpassag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decisionregressionorientationep58_user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typeorient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typeorient_parent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typeorient_lib_type_orient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typeorient_modele_notif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typeorient_modele_notif_cohort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typeorient_actif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structurereferente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structurereferente_typeorient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structurereferente_lib_struc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structurereferente_num_voi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structurereferente_type_voi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structurereferente_nom_voi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structurereferente_code_postal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structurereferente_vill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structurereferente_code_inse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structurereferente_filtre_zone_geo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structurereferente_contratengagement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structurereferente_apr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structurereferente_orientation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structurereferente_pdo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structurereferente_numtel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referent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referent_structurereferente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referent_nom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referent_prenom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referent_numero_post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referent_email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referent_qual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referent_fonction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decisionregressionorientationep58typeorient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decisionregressionorientationep58typeorient_parent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decisionregressionorientationep58typeorient_lib_type_orient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decisionregressionorientationep58typeorient_modele_notif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decisionregressionorientationep58typeorient_modele_notif_cohor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decisionregressionorientationep58typeorient_actif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decisionregressionorientationep58structurereferente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decisionregressionorientationep58structurereferente_typeorient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decisionregressionorientationep58structurereferente_lib_struc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decisionregressionorientationep58structurereferente_num_voi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decisionregressionorientationep58structurereferente_type_voi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decisionregressionorientationep58structurereferente_nom_voi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decisionregressionorientationep58structurereferente_code_posta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decisionregressionorientationep58structurereferente_vill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decisionregressionorientationep58structurereferente_code_inse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decisionregressionorientationep58structurereferente_filtre_zon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decisionregressionorientationep58structurereferente_contrateng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decisionregressionorientationep58structurereferente_apr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decisionregressionorientationep58structurereferente_orientatio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decisionregressionorientationep58structurereferente_pdo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decisionregressionorientationep58structurereferente_numtel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decisionregressionorientationep58referent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decisionregressionorientationep58referent_structurereferente_i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decisionregressionorientationep58referent_nom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decisionregressionorientationep58referent_prenom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decisionregressionorientationep58referent_numero_post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decisionregressionorientationep58referent_email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ossier orienté du professionnel vers le social</text:p>
          </table:table-cell>
          <table:table-cell office:value-type="string">
            <text:p>decisionregressionorientationep58referent_qual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table:style-name="ce3" office:value-type="string">
            <text:p>Dossier orienté du professionnel vers le social</text:p>
          </table:table-cell>
          <table:table-cell table:style-name="ce5" office:value-type="string">
            <text:p>decisionregressionorientationep58referent_fonction</text:p>
          </table:table-cell>
          <table:table-cell table:style-name="ce5" office:value-type="string">
            <text:p>text</text:p>
          </table:table-cell>
          <table:table-cell table:style-name="ce8"/>
        </table:table-row>
        <table:table-row table:style-name="ro2">
          <table:table-cell table:style-name="ce1" office:value-type="string">
            <text:p>Détection des dossiers pour sanction</text:p>
          </table:table-cell>
          <table:table-cell table:style-name="ce4" office:value-type="string">
            <text:p>sanctionep58_id</text:p>
          </table:table-cell>
          <table:table-cell table:style-name="ce4" office:value-type="string">
            <text:p>text</text:p>
          </table:table-cell>
          <table:table-cell table:style-name="ce6"/>
        </table:table-row>
        <table:table-row table:style-name="ro2">
          <table:table-cell office:value-type="string">
            <text:p>Détection des dossiers pour sanction</text:p>
          </table:table-cell>
          <table:table-cell office:value-type="string">
            <text:p>sanctionep58_dossierep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étection des dossiers pour sanction</text:p>
          </table:table-cell>
          <table:table-cell office:value-type="string">
            <text:p>sanctionep58_origin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étection des dossiers pour sanction</text:p>
          </table:table-cell>
          <table:table-cell office:value-type="string">
            <text:p>sanctionep58_commentair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étection des dossiers pour sanction</text:p>
          </table:table-cell>
          <table:table-cell office:value-type="string">
            <text:p>sanctionep58_created_tim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étection des dossiers pour sanction</text:p>
          </table:table-cell>
          <table:table-cell office:value-type="string">
            <text:p>sanctionep58_created</text:p>
          </table:table-cell>
          <table:table-cell office:value-type="string">
            <text:p>date</text:p>
          </table:table-cell>
          <table:table-cell/>
        </table:table-row>
        <table:table-row table:style-name="ro2">
          <table:table-cell office:value-type="string">
            <text:p>Détection des dossiers pour sanction</text:p>
          </table:table-cell>
          <table:table-cell office:value-type="string">
            <text:p>sanctionep58_modified_tim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étection des dossiers pour sanction</text:p>
          </table:table-cell>
          <table:table-cell office:value-type="string">
            <text:p>sanctionep58_modified</text:p>
          </table:table-cell>
          <table:table-cell office:value-type="string">
            <text:p>date</text:p>
          </table:table-cell>
          <table:table-cell/>
        </table:table-row>
        <table:table-row table:style-name="ro2">
          <table:table-cell office:value-type="string">
            <text:p>Détection des dossiers pour sanction</text:p>
          </table:table-cell>
          <table:table-cell office:value-type="string">
            <text:p>sanctionep58_contratinsertion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étection des dossiers pour sanction</text:p>
          </table:table-cell>
          <table:table-cell office:value-type="string">
            <text:p>decisionsanctionep58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étection des dossiers pour sanction</text:p>
          </table:table-cell>
          <table:table-cell office:value-type="string">
            <text:p>decisionsanctionep58_etap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étection des dossiers pour sanction</text:p>
          </table:table-cell>
          <table:table-cell office:value-type="string">
            <text:p>decisionsanctionep58_decision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étection des dossiers pour sanction</text:p>
          </table:table-cell>
          <table:table-cell office:value-type="string">
            <text:p>decisionsanctionep58_commentair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étection des dossiers pour sanction</text:p>
          </table:table-cell>
          <table:table-cell office:value-type="string">
            <text:p>decisionsanctionep58_created_tim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étection des dossiers pour sanction</text:p>
          </table:table-cell>
          <table:table-cell office:value-type="string">
            <text:p>decisionsanctionep58_created</text:p>
          </table:table-cell>
          <table:table-cell office:value-type="string">
            <text:p>date</text:p>
          </table:table-cell>
          <table:table-cell/>
        </table:table-row>
        <table:table-row table:style-name="ro2">
          <table:table-cell office:value-type="string">
            <text:p>Détection des dossiers pour sanction</text:p>
          </table:table-cell>
          <table:table-cell office:value-type="string">
            <text:p>decisionsanctionep58_modified_tim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étection des dossiers pour sanction</text:p>
          </table:table-cell>
          <table:table-cell office:value-type="string">
            <text:p>decisionsanctionep58_modified</text:p>
          </table:table-cell>
          <table:table-cell office:value-type="string">
            <text:p>date</text:p>
          </table:table-cell>
          <table:table-cell/>
        </table:table-row>
        <table:table-row table:style-name="ro2">
          <table:table-cell office:value-type="string">
            <text:p>Détection des dossiers pour sanction</text:p>
          </table:table-cell>
          <table:table-cell office:value-type="string">
            <text:p>decisionsanctionep58_passagecommissionep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étection des dossiers pour sanction</text:p>
          </table:table-cell>
          <table:table-cell office:value-type="string">
            <text:p>decisionsanctionep58_raisonnonpassag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étection des dossiers pour sanction</text:p>
          </table:table-cell>
          <table:table-cell office:value-type="string">
            <text:p>decisionsanctionep58_listesanctionep58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étection des dossiers pour sanction</text:p>
          </table:table-cell>
          <table:table-cell office:value-type="string">
            <text:p>decisionsanctionep58_user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étection des dossiers pour sanction</text:p>
          </table:table-cell>
          <table:table-cell office:value-type="string">
            <text:p>listesanctionep58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étection des dossiers pour sanction</text:p>
          </table:table-cell>
          <table:table-cell office:value-type="string">
            <text:p>listesanctionep58_rang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Détection des dossiers pour sanction</text:p>
          </table:table-cell>
          <table:table-cell office:value-type="string">
            <text:p>listesanctionep58_sanction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table:style-name="ce3" office:value-type="string">
            <text:p>Détection des dossiers pour sanction</text:p>
          </table:table-cell>
          <table:table-cell table:style-name="ce5" office:value-type="string">
            <text:p>listesanctionep58_duree</text:p>
          </table:table-cell>
          <table:table-cell table:style-name="ce5" office:value-type="string">
            <text:p>text</text:p>
          </table:table-cell>
          <table:table-cell table:style-name="ce8"/>
        </table:table-row>
        <table:table-row table:style-name="ro2">
          <table:table-cell table:style-name="ce1" office:value-type="string">
            <text:p>Sanctions pour rendez-vous non honorés</text:p>
          </table:table-cell>
          <table:table-cell table:style-name="ce4" office:value-type="string">
            <text:p>sanctionrendezvousep58_id</text:p>
          </table:table-cell>
          <table:table-cell table:style-name="ce4" office:value-type="string">
            <text:p>text</text:p>
          </table:table-cell>
          <table:table-cell table:style-name="ce6"/>
        </table:table-row>
        <table:table-row table:style-name="ro2">
          <table:table-cell office:value-type="string">
            <text:p>Sanctions pour rendez-vous non honorés</text:p>
          </table:table-cell>
          <table:table-cell office:value-type="string">
            <text:p>sanctionrendezvousep58_dossierep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Sanctions pour rendez-vous non honorés</text:p>
          </table:table-cell>
          <table:table-cell office:value-type="string">
            <text:p>sanctionrendezvousep58_rendezvous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Sanctions pour rendez-vous non honorés</text:p>
          </table:table-cell>
          <table:table-cell office:value-type="string">
            <text:p>sanctionrendezvousep58_commentair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Sanctions pour rendez-vous non honorés</text:p>
          </table:table-cell>
          <table:table-cell office:value-type="string">
            <text:p>sanctionrendezvousep58_created_tim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Sanctions pour rendez-vous non honorés</text:p>
          </table:table-cell>
          <table:table-cell office:value-type="string">
            <text:p>sanctionrendezvousep58_created</text:p>
          </table:table-cell>
          <table:table-cell office:value-type="string">
            <text:p>date</text:p>
          </table:table-cell>
          <table:table-cell/>
        </table:table-row>
        <table:table-row table:style-name="ro2">
          <table:table-cell office:value-type="string">
            <text:p>Sanctions pour rendez-vous non honorés</text:p>
          </table:table-cell>
          <table:table-cell office:value-type="string">
            <text:p>sanctionrendezvousep58_modified_tim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Sanctions pour rendez-vous non honorés</text:p>
          </table:table-cell>
          <table:table-cell office:value-type="string">
            <text:p>sanctionrendezvousep58_modified</text:p>
          </table:table-cell>
          <table:table-cell office:value-type="string">
            <text:p>date</text:p>
          </table:table-cell>
          <table:table-cell/>
        </table:table-row>
        <table:table-row table:style-name="ro2">
          <table:table-cell office:value-type="string">
            <text:p>Sanctions pour rendez-vous non honorés</text:p>
          </table:table-cell>
          <table:table-cell office:value-type="string">
            <text:p>decisionsanctionrendezvousep58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Sanctions pour rendez-vous non honorés</text:p>
          </table:table-cell>
          <table:table-cell office:value-type="string">
            <text:p>decisionsanctionrendezvousep58_passagecommissionep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Sanctions pour rendez-vous non honorés</text:p>
          </table:table-cell>
          <table:table-cell office:value-type="string">
            <text:p>decisionsanctionrendezvousep58_decision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Sanctions pour rendez-vous non honorés</text:p>
          </table:table-cell>
          <table:table-cell office:value-type="string">
            <text:p>decisionsanctionrendezvousep58_raisonnonpassag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Sanctions pour rendez-vous non honorés</text:p>
          </table:table-cell>
          <table:table-cell office:value-type="string">
            <text:p>decisionsanctionrendezvousep58_etap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Sanctions pour rendez-vous non honorés</text:p>
          </table:table-cell>
          <table:table-cell office:value-type="string">
            <text:p>decisionsanctionrendezvousep58_commentair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Sanctions pour rendez-vous non honorés</text:p>
          </table:table-cell>
          <table:table-cell office:value-type="string">
            <text:p>decisionsanctionrendezvousep58_created_tim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Sanctions pour rendez-vous non honorés</text:p>
          </table:table-cell>
          <table:table-cell office:value-type="string">
            <text:p>decisionsanctionrendezvousep58_created</text:p>
          </table:table-cell>
          <table:table-cell office:value-type="string">
            <text:p>date</text:p>
          </table:table-cell>
          <table:table-cell/>
        </table:table-row>
        <table:table-row table:style-name="ro2">
          <table:table-cell office:value-type="string">
            <text:p>Sanctions pour rendez-vous non honorés</text:p>
          </table:table-cell>
          <table:table-cell office:value-type="string">
            <text:p>decisionsanctionrendezvousep58_modified_time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Sanctions pour rendez-vous non honorés</text:p>
          </table:table-cell>
          <table:table-cell office:value-type="string">
            <text:p>decisionsanctionrendezvousep58_modified</text:p>
          </table:table-cell>
          <table:table-cell office:value-type="string">
            <text:p>date</text:p>
          </table:table-cell>
          <table:table-cell/>
        </table:table-row>
        <table:table-row table:style-name="ro2">
          <table:table-cell office:value-type="string">
            <text:p>Sanctions pour rendez-vous non honorés</text:p>
          </table:table-cell>
          <table:table-cell office:value-type="string">
            <text:p>decisionsanctionrendezvousep58_listesanctionep58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Sanctions pour rendez-vous non honorés</text:p>
          </table:table-cell>
          <table:table-cell office:value-type="string">
            <text:p>decisionsanctionrendezvousep58_user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Sanctions pour rendez-vous non honorés</text:p>
          </table:table-cell>
          <table:table-cell office:value-type="string">
            <text:p>listesanctionep58_id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Sanctions pour rendez-vous non honorés</text:p>
          </table:table-cell>
          <table:table-cell office:value-type="string">
            <text:p>listesanctionep58_rang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office:value-type="string">
            <text:p>Sanctions pour rendez-vous non honorés</text:p>
          </table:table-cell>
          <table:table-cell office:value-type="string">
            <text:p>listesanctionep58_sanction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table:style-name="ce3" office:value-type="string">
            <text:p>Sanctions pour rendez-vous non honorés</text:p>
          </table:table-cell>
          <table:table-cell table:style-name="ce5" office:value-type="string">
            <text:p>listesanctionep58_duree</text:p>
          </table:table-cell>
          <table:table-cell table:style-name="ce5" office:value-type="string">
            <text:p>text</text:p>
          </table:table-cell>
          <table:table-cell table:style-name="ce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text> </number:text>
      <number:number number:decimal-places="0" number:min-integer-digits="1" number:grouping="true"/>
      <number:text>    </number:text>
    </number:number-style>
    <number:number-style style:name="N112P1" style:volatile="true">
      <number:text>-</number:text>
      <number:number number:decimal-places="0" number:min-integer-digits="1" number:grouping="true"/>
      <number:text>    </number:text>
    </number:number-style>
    <number:number-style style:name="N112P2" style:volatile="true">
      <number:text> -   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0" number:min-integer-digits="1" number:grouping="true"/>
      <number:text> € </number:text>
    </number:number-style>
    <number:number-style style:name="N113P1" style:volatile="true">
      <number:text>-</number:text>
      <number:number number:decimal-places="0" number:min-integer-digits="1" number:grouping="true"/>
      <number:text> € </number:text>
    </number:number-style>
    <number:number-style style:name="N113P2" style:volatile="true">
      <number:text> - €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   </number:text>
    </number:number-style>
    <number:number-style style:name="N114P1" style:volatile="true">
      <number:text>-</number:text>
      <number:number number:decimal-places="2" number:min-integer-digits="1" number:grouping="true"/>
      <number:text>    </number:text>
    </number:number-style>
    <number:number-style style:name="N114P2" style:volatile="true">
      <number:text> -</number:text>
      <number:number number:decimal-places="0" number:min-integer-digits="0"/>
      <number:text>   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number number:decimal-places="2" number:min-integer-digits="1" number:grouping="true"/>
      <number:text> € </number:text>
    </number:number-style>
    <number:number-style style:name="N115P1" style:volatile="true">
      <number:text>-</number:text>
      <number:number number:decimal-places="2" number:min-integer-digits="1" number:grouping="true"/>
      <number:text> € </number:text>
    </number:number-style>
    <number:number-style style:name="N115P2" style:volatile="true">
      <number:text> -</number:text>
      <number:number number:decimal-places="0" number:min-integer-digits="0"/>
      <number:text> €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fr" number:country="FR">
      <number:number number:decimal-places="0" number:min-integer-digits="1" number:grouping="true"/>
      <number:text>   </number:text>
    </number:number-style>
    <number:number-style style:name="N5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2P0"/>
    </number:number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2" number:min-integer-digits="1" number:grouping="true"/>
      <number:text>   </number:text>
    </number:number-style>
    <number:number-style style:name="N5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4P0"/>
    </number:number-style>
    <number:number-style style:name="N5115P0" style:volatile="true" number:language="fr" number:country="FR">
      <number:number number:decimal-places="2" number:min-integer-digits="1" number:grouping="true"/>
      <number:text>   </number:text>
    </number:number-style>
    <number:number-style style:name="N5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€</number:text>
    </number:number-style>
    <number:number-style style:name="N5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0" number:min-integer-digits="1" number:grouping="true"/>
      <number:text> €</number:text>
    </number:number-style>
    <number:number-style style:name="N5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17P0"/>
    </number:number-style>
    <number:number-style style:name="N5118P0" style:volatile="true" number:language="fr" number:country="FR">
      <number:number number:decimal-places="2" number:min-integer-digits="1" number:grouping="true"/>
      <number:text> €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€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9P0"/>
    </number:number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fo:background-color="#e6e6ff" style:rotation-angle="0" style:vertical-justify="auto"/>
      <style:paragraph-properties css3t:text-justify="auto"/>
      <style:text-properties fo:font-size="10pt" fo:font-style="normal" fo:font-weight="normal" style:font-weight-asian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1">21/11/2011</text:date>, <text:time>14:10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Buffin</meta:initial-creator>
    <meta:creation-date>2011-11-21T11:43:24</meta:creation-date>
    <meta:generator>LibreOffice/3.3$Linux LibreOffice_project/330m19$Build-202</meta:generator>
    <dc:date>2011-11-21T14:10:25</dc:date>
    <dc:creator>Christian Buffin</dc:creator>
    <meta:editing-duration>PT2H27M2S</meta:editing-duration>
    <meta:editing-cycles>9</meta:editing-cycles>
    <meta:document-statistic meta:table-count="3" meta:cell-count="1813" meta:object-count="0"/>
  </office:meta>
</office:document-meta>
</file>